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8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244806768352745" calcext:value-type="float">
            <text:p>0.0244806768352745</text:p>
          </table:table-cell>
          <table:table-cell table:style-name="ce1" table:formula="of:=AVERAGE([.C3:.C32])" office:value-type="float" office:value="0.951896540323893" calcext:value-type="float">
            <text:p>0.951896540323893</text:p>
          </table:table-cell>
          <table:table-cell table:style-name="ce1" table:formula="of:=AVERAGE([.D3:.D32])" office:value-type="float" office:value="0.171381449201924" calcext:value-type="float">
            <text:p>0.171381449201924</text:p>
          </table:table-cell>
          <table:table-cell table:style-name="ce1" table:formula="of:=AVERAGE([.E3:.E32])" office:value-type="float" office:value="0.0292176581965814" calcext:value-type="float">
            <text:p>0.0292176581965814</text:p>
          </table:table-cell>
          <table:table-cell table:style-name="ce1" table:formula="of:=AVERAGE([.F3:.F32])" office:value-type="float" office:value="0.0459845366923735" calcext:value-type="float">
            <text:p>0.0459845366923735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354040591165452" calcext:value-type="float">
            <text:p>0.0354040591165452</text:p>
          </table:table-cell>
          <table:table-cell office:value-type="float" office:value="0.910617828369141" calcext:value-type="float">
            <text:p>0.910617828369141</text:p>
          </table:table-cell>
          <table:table-cell office:value-type="float" office:value="0.219555782486597" calcext:value-type="float">
            <text:p>0.219555782486597</text:p>
          </table:table-cell>
          <table:table-cell office:value-type="float" office:value="0.0405010831685033" calcext:value-type="float">
            <text:p>0.0405010831685033</text:p>
          </table:table-cell>
          <table:table-cell office:value-type="float" office:value="0.0683869428650948" calcext:value-type="float">
            <text:p>0.0683869428650948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157558033266313" calcext:value-type="float">
            <text:p>0.0157558033266313</text:p>
          </table:table-cell>
          <table:table-cell office:value-type="float" office:value="0.897293090820313" calcext:value-type="float">
            <text:p>0.897293090820313</text:p>
          </table:table-cell>
          <table:table-cell office:value-type="float" office:value="0.222854188210962" calcext:value-type="float">
            <text:p>0.222854188210962</text:p>
          </table:table-cell>
          <table:table-cell office:value-type="float" office:value="0.0166718242302336" calcext:value-type="float">
            <text:p>0.0166718242302336</text:p>
          </table:table-cell>
          <table:table-cell office:value-type="float" office:value="0.0310228172460952" calcext:value-type="float">
            <text:p>0.0310228172460952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468200683594" calcext:value-type="float">
            <text:p>0.981468200683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.00563777307963355" calcext:value-type="float">
            <text:p>0.00563777307963355</text:p>
          </table:table-cell>
          <table:table-cell office:value-type="float" office:value="0.940792083740234" calcext:value-type="float">
            <text:p>0.940792083740234</text:p>
          </table:table-cell>
          <table:table-cell office:value-type="float" office:value="0.429268292682927" calcext:value-type="float">
            <text:p>0.429268292682927</text:p>
          </table:table-cell>
          <table:table-cell office:value-type="float" office:value="0.00568035114898012" calcext:value-type="float">
            <text:p>0.00568035114898012</text:p>
          </table:table-cell>
          <table:table-cell office:value-type="float" office:value="0.0112123335669236" calcext:value-type="float">
            <text:p>0.0112123335669236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16157619876563" calcext:value-type="float">
            <text:p>0.116157619876563</text:p>
          </table:table-cell>
          <table:table-cell office:value-type="float" office:value="0.957389831542969" calcext:value-type="float">
            <text:p>0.957389831542969</text:p>
          </table:table-cell>
          <table:table-cell office:value-type="float" office:value="0.292430278884462" calcext:value-type="float">
            <text:p>0.292430278884462</text:p>
          </table:table-cell>
          <table:table-cell office:value-type="float" office:value="0.161567246313009" calcext:value-type="float">
            <text:p>0.161567246313009</text:p>
          </table:table-cell>
          <table:table-cell office:value-type="float" office:value="0.208138380830852" calcext:value-type="float">
            <text:p>0.208138380830852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965106780254405" calcext:value-type="float">
            <text:p>0.0965106780254405</text:p>
          </table:table-cell>
          <table:table-cell office:value-type="float" office:value="0.911399841308594" calcext:value-type="float">
            <text:p>0.911399841308594</text:p>
          </table:table-cell>
          <table:table-cell office:value-type="float" office:value="0.553547523427042" calcext:value-type="float">
            <text:p>0.553547523427042</text:p>
          </table:table-cell>
          <table:table-cell office:value-type="float" office:value="0.104657048848393" calcext:value-type="float">
            <text:p>0.104657048848393</text:p>
          </table:table-cell>
          <table:table-cell office:value-type="float" office:value="0.176032354193274" calcext:value-type="float">
            <text:p>0.176032354193274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454453577684948" calcext:value-type="float">
            <text:p>0.0454453577684948</text:p>
          </table:table-cell>
          <table:table-cell office:value-type="float" office:value="0.891910552978516" calcext:value-type="float">
            <text:p>0.891910552978516</text:p>
          </table:table-cell>
          <table:table-cell office:value-type="float" office:value="0.262553522771506" calcext:value-type="float">
            <text:p>0.262553522771506</text:p>
          </table:table-cell>
          <table:table-cell office:value-type="float" office:value="0.0520949990345627" calcext:value-type="float">
            <text:p>0.0520949990345627</text:p>
          </table:table-cell>
          <table:table-cell office:value-type="float" office:value="0.0869397093416685" calcext:value-type="float">
            <text:p>0.0869397093416685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346875421784316" calcext:value-type="float">
            <text:p>0.0346875421784316</text:p>
          </table:table-cell>
          <table:table-cell office:value-type="float" office:value="0.91815185546875" calcext:value-type="float">
            <text:p>0.91815185546875</text:p>
          </table:table-cell>
          <table:table-cell office:value-type="float" office:value="0.321652065081352" calcext:value-type="float">
            <text:p>0.321652065081352</text:p>
          </table:table-cell>
          <table:table-cell office:value-type="float" office:value="0.0374253677005971" calcext:value-type="float">
            <text:p>0.0374253677005971</text:p>
          </table:table-cell>
          <table:table-cell office:value-type="float" office:value="0.0670493086355335" calcext:value-type="float">
            <text:p>0.0670493086355335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137795275590551" calcext:value-type="float">
            <text:p>0.0137795275590551</text:p>
          </table:table-cell>
          <table:table-cell office:value-type="float" office:value="0.992355346679688" calcext:value-type="float">
            <text:p>0.992355346679688</text:p>
          </table:table-cell>
          <table:table-cell office:value-type="float" office:value="0.0788732394366197" calcext:value-type="float">
            <text:p>0.0788732394366197</text:p>
          </table:table-cell>
          <table:table-cell office:value-type="float" office:value="0.0164222873900293" calcext:value-type="float">
            <text:p>0.0164222873900293</text:p>
          </table:table-cell>
          <table:table-cell office:value-type="float" office:value="0.0271844660194175" calcext:value-type="float">
            <text:p>0.0271844660194175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213241795391897" calcext:value-type="float">
            <text:p>0.0213241795391897</text:p>
          </table:table-cell>
          <table:table-cell office:value-type="float" office:value="0.928218841552734" calcext:value-type="float">
            <text:p>0.928218841552734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0226782454781791" calcext:value-type="float">
            <text:p>0.0226782454781791</text:p>
          </table:table-cell>
          <table:table-cell office:value-type="float" office:value="0.0417579059937872" calcext:value-type="float">
            <text:p>0.0417579059937872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132995605469" calcext:value-type="float">
            <text:p>0.994132995605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413311862587225" calcext:value-type="float">
            <text:p>0.00413311862587225</text:p>
          </table:table-cell>
          <table:table-cell office:value-type="float" office:value="0.929225921630859" calcext:value-type="float">
            <text:p>0.929225921630859</text:p>
          </table:table-cell>
          <table:table-cell office:value-type="float" office:value="0.283088235294118" calcext:value-type="float">
            <text:p>0.283088235294118</text:p>
          </table:table-cell>
          <table:table-cell office:value-type="float" office:value="0.00417683753729319" calcext:value-type="float">
            <text:p>0.00417683753729319</text:p>
          </table:table-cell>
          <table:table-cell office:value-type="float" office:value="0.00823221254076014" calcext:value-type="float">
            <text:p>0.00823221254076014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59397188813215" calcext:value-type="float">
            <text:p>0.00159397188813215</text:p>
          </table:table-cell>
          <table:table-cell office:value-type="float" office:value="0.973716735839844" calcext:value-type="float">
            <text:p>0.973716735839844</text:p>
          </table:table-cell>
          <table:table-cell office:value-type="float" office:value="0.00393982808022923" calcext:value-type="float">
            <text:p>0.00393982808022923</text:p>
          </table:table-cell>
          <table:table-cell office:value-type="float" office:value="0.00266990291262136" calcext:value-type="float">
            <text:p>0.00266990291262136</text:p>
          </table:table-cell>
          <table:table-cell office:value-type="float" office:value="0.00318287037037037" calcext:value-type="float">
            <text:p>0.00318287037037037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98094636384797" calcext:value-type="float">
            <text:p>0.0098094636384797</text:p>
          </table:table-cell>
          <table:table-cell office:value-type="float" office:value="0.886405944824219" calcext:value-type="float">
            <text:p>0.886405944824219</text:p>
          </table:table-cell>
          <table:table-cell office:value-type="float" office:value="0.260600706713781" calcext:value-type="float">
            <text:p>0.260600706713781</text:p>
          </table:table-cell>
          <table:table-cell office:value-type="float" office:value="0.0100902996305924" calcext:value-type="float">
            <text:p>0.0100902996305924</text:p>
          </table:table-cell>
          <table:table-cell office:value-type="float" office:value="0.0194283456269758" calcext:value-type="float">
            <text:p>0.0194283456269758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882768361581921" calcext:value-type="float">
            <text:p>0.0882768361581921</text:p>
          </table:table-cell>
          <table:table-cell office:value-type="float" office:value="0.985225677490234" calcext:value-type="float">
            <text:p>0.985225677490234</text:p>
          </table:table-cell>
          <table:table-cell office:value-type="float" office:value="0.300963081861958" calcext:value-type="float">
            <text:p>0.300963081861958</text:p>
          </table:table-cell>
          <table:table-cell office:value-type="float" office:value="0.111045306485046" calcext:value-type="float">
            <text:p>0.111045306485046</text:p>
          </table:table-cell>
          <table:table-cell office:value-type="float" office:value="0.162232316677482" calcext:value-type="float">
            <text:p>0.162232316677482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6520538330078" calcext:value-type="float">
            <text:p>0.976520538330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105919673100704" calcext:value-type="float">
            <text:p>0.0105919673100704</text:p>
          </table:table-cell>
          <table:table-cell office:value-type="float" office:value="0.929801940917969" calcext:value-type="float">
            <text:p>0.929801940917969</text:p>
          </table:table-cell>
          <table:table-cell office:value-type="float" office:value="0.221597300337458" calcext:value-type="float">
            <text:p>0.221597300337458</text:p>
          </table:table-cell>
          <table:table-cell office:value-type="float" office:value="0.0110012844139163" calcext:value-type="float">
            <text:p>0.0110012844139163</text:p>
          </table:table-cell>
          <table:table-cell office:value-type="float" office:value="0.0209619067886784" calcext:value-type="float">
            <text:p>0.0209619067886784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194160256888955" calcext:value-type="float">
            <text:p>0.00194160256888955</text:p>
          </table:table-cell>
          <table:table-cell office:value-type="float" office:value="0.949016571044922" calcext:value-type="float">
            <text:p>0.949016571044922</text:p>
          </table:table-cell>
          <table:table-cell office:value-type="float" office:value="0.192592592592593" calcext:value-type="float">
            <text:p>0.192592592592593</text:p>
          </table:table-cell>
          <table:table-cell office:value-type="float" office:value="0.001957536515585" calcext:value-type="float">
            <text:p>0.001957536515585</text:p>
          </table:table-cell>
          <table:table-cell office:value-type="float" office:value="0.00387568010732653" calcext:value-type="float">
            <text:p>0.00387568010732653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669941938365342" calcext:value-type="float">
            <text:p>0.00669941938365342</text:p>
          </table:table-cell>
          <table:table-cell office:value-type="float" office:value="0.95758056640625" calcext:value-type="float">
            <text:p>0.95758056640625</text:p>
          </table:table-cell>
          <table:table-cell office:value-type="float" office:value="0.0254841997961264" calcext:value-type="float">
            <text:p>0.0254841997961264</text:p>
          </table:table-cell>
          <table:table-cell office:value-type="float" office:value="0.00900684520235379" calcext:value-type="float">
            <text:p>0.00900684520235379</text:p>
          </table:table-cell>
          <table:table-cell office:value-type="float" office:value="0.0133096716947649" calcext:value-type="float">
            <text:p>0.0133096716947649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639576331601996" calcext:value-type="float">
            <text:p>0.0639576331601996</text:p>
          </table:table-cell>
          <table:table-cell office:value-type="float" office:value="0.894817352294922" calcext:value-type="float">
            <text:p>0.894817352294922</text:p>
          </table:table-cell>
          <table:table-cell office:value-type="float" office:value="0.324771591104982" calcext:value-type="float">
            <text:p>0.324771591104982</text:p>
          </table:table-cell>
          <table:table-cell office:value-type="float" office:value="0.0737666405638215" calcext:value-type="float">
            <text:p>0.0737666405638215</text:p>
          </table:table-cell>
          <table:table-cell office:value-type="float" office:value="0.120225902172873" calcext:value-type="float">
            <text:p>0.120225902172873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911854103343465" calcext:value-type="float">
            <text:p>0.00911854103343465</text:p>
          </table:table-cell>
          <table:table-cell office:value-type="float" office:value="0.939064025878906" calcext:value-type="float">
            <text:p>0.939064025878906</text:p>
          </table:table-cell>
          <table:table-cell office:value-type="float" office:value="0.173758865248227" calcext:value-type="float">
            <text:p>0.173758865248227</text:p>
          </table:table-cell>
          <table:table-cell office:value-type="float" office:value="0.00953183763454805" calcext:value-type="float">
            <text:p>0.00953183763454805</text:p>
          </table:table-cell>
          <table:table-cell office:value-type="float" office:value="0.0180722891566265" calcext:value-type="float">
            <text:p>0.0180722891566265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282597917699554" calcext:value-type="float">
            <text:p>0.0282597917699554</text:p>
          </table:table-cell>
          <table:table-cell office:value-type="float" office:value="0.962615966796875" calcext:value-type="float">
            <text:p>0.962615966796875</text:p>
          </table:table-cell>
          <table:table-cell office:value-type="float" office:value="0.120456466610313" calcext:value-type="float">
            <text:p>0.120456466610313</text:p>
          </table:table-cell>
          <table:table-cell office:value-type="float" office:value="0.0356071964017991" calcext:value-type="float">
            <text:p>0.0356071964017991</text:p>
          </table:table-cell>
          <table:table-cell office:value-type="float" office:value="0.0549662487945998" calcext:value-type="float">
            <text:p>0.0549662487945998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867534200867534" calcext:value-type="float">
            <text:p>0.00867534200867534</text:p>
          </table:table-cell>
          <table:table-cell office:value-type="float" office:value="0.988666534423828" calcext:value-type="float">
            <text:p>0.988666534423828</text:p>
          </table:table-cell>
          <table:table-cell office:value-type="float" office:value="0.0426229508196721" calcext:value-type="float">
            <text:p>0.0426229508196721</text:p>
          </table:table-cell>
          <table:table-cell office:value-type="float" office:value="0.0107749689183589" calcext:value-type="float">
            <text:p>0.0107749689183589</text:p>
          </table:table-cell>
          <table:table-cell office:value-type="float" office:value="0.0172014555077737" calcext:value-type="float">
            <text:p>0.0172014555077737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722278738555443" calcext:value-type="float">
            <text:p>0.0722278738555443</text:p>
          </table:table-cell>
          <table:table-cell office:value-type="float" office:value="0.98956298828125" calcext:value-type="float">
            <text:p>0.98956298828125</text:p>
          </table:table-cell>
          <table:table-cell office:value-type="float" office:value="0.289795918367347" calcext:value-type="float">
            <text:p>0.289795918367347</text:p>
          </table:table-cell>
          <table:table-cell office:value-type="float" office:value="0.0877626699629172" calcext:value-type="float">
            <text:p>0.0877626699629172</text:p>
          </table:table-cell>
          <table:table-cell office:value-type="float" office:value="0.134724857685009" calcext:value-type="float">
            <text:p>0.134724857685009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197433366238894" calcext:value-type="float">
            <text:p>0.00197433366238894</text:p>
          </table:table-cell>
          <table:table-cell office:value-type="float" office:value="0.988430023193359" calcext:value-type="float">
            <text:p>0.988430023193359</text:p>
          </table:table-cell>
          <table:table-cell office:value-type="float" office:value="0.0233463035019455" calcext:value-type="float">
            <text:p>0.0233463035019455</text:p>
          </table:table-cell>
          <table:table-cell office:value-type="float" office:value="0.00215208034433286" calcext:value-type="float">
            <text:p>0.00215208034433286</text:p>
          </table:table-cell>
          <table:table-cell office:value-type="float" office:value="0.00394088669950739" calcext:value-type="float">
            <text:p>0.00394088669950739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424578695247614" calcext:value-type="float">
            <text:p>0.0424578695247614</text:p>
          </table:table-cell>
          <table:table-cell office:value-type="float" office:value="0.894008636474609" calcext:value-type="float">
            <text:p>0.894008636474609</text:p>
          </table:table-cell>
          <table:table-cell office:value-type="float" office:value="0.234532648010661" calcext:value-type="float">
            <text:p>0.234532648010661</text:p>
          </table:table-cell>
          <table:table-cell office:value-type="float" office:value="0.0492878860617699" calcext:value-type="float">
            <text:p>0.0492878860617699</text:p>
          </table:table-cell>
          <table:table-cell office:value-type="float" office:value="0.0814572382558101" calcext:value-type="float">
            <text:p>0.0814572382558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0:00.553252394</dc:date>
    <meta:editing-duration>PT11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